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246e" officeooo:paragraph-rsid="0006246e"/>
    </style:style>
    <style:style style:name="P2" style:family="paragraph" style:parent-style-name="Standard">
      <style:text-properties officeooo:rsid="0006246e" officeooo:paragraph-rsid="000a0c61"/>
    </style:style>
    <style:style style:name="P3" style:family="paragraph" style:parent-style-name="Standard">
      <style:text-properties officeooo:paragraph-rsid="0006246e"/>
    </style:style>
    <style:style style:name="P4" style:family="paragraph" style:parent-style-name="Standard">
      <style:text-properties officeooo:rsid="0006246e" officeooo:paragraph-rsid="0006246e"/>
    </style:style>
    <style:style style:name="P5" style:family="paragraph" style:parent-style-name="Standard">
      <style:text-properties officeooo:rsid="0006246e" officeooo:paragraph-rsid="000a0c61"/>
    </style:style>
    <style:style style:name="P6" style:family="paragraph" style:parent-style-name="Standard">
      <style:text-properties officeooo:rsid="000a7503" officeooo:paragraph-rsid="000a7503"/>
    </style:style>
    <style:style style:name="P7" style:family="paragraph" style:parent-style-name="Standard">
      <style:text-properties officeooo:rsid="000b1023" officeooo:paragraph-rsid="000b1023"/>
    </style:style>
    <style:style style:name="P8" style:family="paragraph" style:parent-style-name="Standard">
      <style:text-properties officeooo:rsid="000bfcbd" officeooo:paragraph-rsid="000bfcbd"/>
    </style:style>
    <style:style style:name="P9" style:family="paragraph" style:parent-style-name="Standard">
      <style:text-properties officeooo:paragraph-rsid="0006246e"/>
    </style:style>
    <style:style style:name="T1" style:family="text">
      <style:text-properties officeooo:rsid="0006246e"/>
    </style:style>
    <style:style style:name="T2" style:family="text">
      <style:text-properties officeooo:rsid="0007a4ad"/>
    </style:style>
    <style:style style:name="T3" style:family="text">
      <style:text-properties officeooo:rsid="00090ea5"/>
    </style:style>
    <style:style style:name="T4" style:family="text">
      <style:text-properties officeooo:rsid="000a0c61"/>
    </style:style>
    <style:style style:name="T5" style:family="text">
      <style:text-properties officeooo:rsid="000b10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thod 1 : Hough Transformation + Rectangle Method + Curve Fitting + IPM (v0.3)<text:span text:style-name="T2">(v0.9)</text:span></text:p>
      <text:p text:style-name="P6">Pre:7<text:tab/>SHT:0.7 FLC:0.03 PHT:5.5 rect:1.2 CF:1.45 Total 18</text:p>
      <text:p text:style-name="P6"/>
      <text:p text:style-name="P1"/>
      <text:p text:style-name="P1"/>
      <text:p text:style-name="P1">Method 2 : IPM + Hough Transformation + KNN + Curve Fitting (v0.4)</text:p>
      <text:p text:style-name="P1"/>
      <text:p text:style-name="P7">IPM:7 <text:s/>PRE:4.5 SHT:0.55 FLL:0.17 PHT:4 FSP:0.02 KNN:1 CF:2.3 PUB ACT:21</text:p>
      <text:p text:style-name="P1"/>
      <text:p text:style-name="P1">Method 3 : IPM + Hough Transformation + Rectangle Method + Curve Fitting (v0.5)</text:p>
      <text:p text:style-name="P2">Method <text:span text:style-name="T4">4</text:span> : Resize + Hough Transformation + Rectangle Method + Curve Fitting + IPM (v0.1<text:span text:style-name="T3">2</text:span>)</text:p>
      <text:p text:style-name="P2"/>
      <text:p text:style-name="P2"/>
      <text:p text:style-name="P3"><text:span text:style-name="T1">Method 5 : </text:span>Resize + IPM + Hough Transformation + KNN + Curve Fitting <text:span text:style-name="T1">(v0.7)</text:span></text:p>
      <text:p text:style-name="P3"/>
      <text:p text:style-name="P8">IPM:3.1 <text:span text:style-name="T5">PRE:</text:span>0.75<text:span text:style-name="T5"> SHT:0.</text:span>07<text:span text:style-name="T5"> FLL:0.</text:span>08<text:span text:style-name="T5"> PHT:</text:span>1.1<text:span text:style-name="T5"> FSP:0.0</text:span>1<text:span text:style-name="T5"> KNN:</text:span>0.9<text:span text:style-name="T5"> CF:</text:span>0.9<text:span text:style-name="T5"> PUB ACT:</text:span>8.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8T15:27:17.049238240</meta:creation-date>
    <dc:date>2017-10-29T23:08:23.354482460</dc:date>
    <meta:editing-duration>PT9H51M31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100" meta:character-count="599" meta:non-whitespace-character-count="506"/>
  </office:meta>
</office:document-meta>
</file>